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0c1b7a" officeooo:paragraph-rsid="000d4df1" style:font-size-asian="10.5pt" style:font-size-complex="12pt"/>
    </style:style>
    <style:style style:name="P3" style:family="paragraph" style:parent-style-name="Standard">
      <style:text-properties officeooo:rsid="000c1b7a" officeooo:paragraph-rsid="000d4df1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ext_20_body">
      <style:text-properties fo:font-size="6pt" style:font-size-asian="5.25pt" style:font-size-complex="6pt"/>
    </style:style>
    <style:style style:name="P6" style:family="paragraph" style:parent-style-name="Standard">
      <style:text-properties fo:font-size="12pt" officeooo:paragraph-rsid="00144af1" style:font-size-asian="10.5pt" style:font-size-complex="1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144af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Roman No9 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4060822128976" text:id="ct94060822128976">
          <text:insertion>
            <office:change-info>
              <dc:creator>Gaetan Delannay</dc:creator>
              <dc:date>2008-03-17T23:59:00</dc:date>
            </office:change-info>
          </text:insertion>
        </text:changed-region>
        <text:changed-region xml:id="ct94060822134048" text:id="ct94060822134048">
          <text:insertion>
            <office:change-info>
              <dc:creator>Gaetan Delannay</dc:creator>
              <dc:date>2008-03-18</dc:date>
            </office:change-info>
          </text:insertion>
        </text:changed-region>
        <text:changed-region xml:id="ct94060821913296" text:id="ct94060821913296">
          <text:insertion>
            <office:change-info>
              <dc:creator>Gaetan Delannay</dc:creator>
              <dc:date>2008-03-17T23:59:00</dc:date>
            </office:change-info>
          </text:insertion>
        </text:changed-region>
        <text:changed-region xml:id="ct94060822100224" text:id="ct94060822100224">
          <text:insertion>
            <office:change-info>
              <dc:creator>Gaetan Delannay</dc:creator>
              <dc:date>2008-03-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office:annotation loext:resolved="false"><dc:creator>Unknown Author</dc:creator><dc:date>2021-07-29T09:59:15.904258962</dc:date><text:p text:style-name="P7"><text:span text:style-name="T4">do text with+ sign=False</text:span></text:p><text:p text:style-name="P7"><text:span text:style-name="T4">if sign</text:span></text:p></office:annotation>A secondary « if » statement.</text:p>
      <text:p text:style-name="P2">An « else » tied to a secondary « if » statement.<office:annotation loext:resolved="false"><dc:creator>Unknown Author</dc:creator><dc:date>2021-07-29T09:59:31.921356720</dc:date><text:p text:style-name="P7"><text:span text:style-name="T4">do text else</text:span></text:p></office:annotation></text:p>
      <text:p text:style-name="P1"><text:span text:style-name="T3">H</text:span>ere I <office:annotation loext:resolved="false"><dc:date>2008-03-17T00:00:00</dc:date><text:p>do text else </text:p></office:annotation>have an « else » before I define any « if ».</text:p>
      <text:p text:style-name="P1"/>
      <text:p text:style-name="P1">This line <text:span text:style-name="T1">A</text:span> will<office:annotation loext:resolved="false"><dc:date>2008-03-17T00:00:00</dc:date><text:p>do text if trueCondition</text:p></office:annotation> be part of the result</text:p>
      <text:p text:style-name="P1">This <office:annotation loext:resolved="false"><dc:date>2008-03-17T00:00:00</dc:date><text:p>do text else</text:p></office:annotation>line <text:span text:style-name="T1">B</text:span> will not be rendered.</text:p>
      <text:p text:style-name="P1"/>
      <text:p text:style-name="P1">This line <text:span text:style-name="T1">C</text:span> wil<office:annotation loext:resolved="false"><dc:date>2008-03-17T00:00:00</dc:date><text:p>do text if falseCondition</text:p></office:annotation>l not be rendered.</text:p>
      <text:p text:style-name="P1">This l<office:annotation loext:resolved="false"><dc:date>2008-03-17T00:00:00</dc:date><text:p>do text else</text:p><text:p>from '&lt;text:p&gt;Hello&lt;/text:p&gt;'</text:p></office:annotation>ine <text:span text:style-name="T1">D</text:span> will be in the result but replaced with the content of the from clause.</text:p>
      <text:p text:style-name="P1"/>
      <text:p text:style-name="P1"><text:span text:style-name="T3">H</text:span>ere I <office:annotation loext:resolved="false"><dc:date>2008-03-17T00:00:00</dc:date><text:p>do text else </text:p></office:annotation>have an « else » but without any « unconsumed » if available.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060822045104">
          <table:table-cell table:style-name="Tableau1.A1" office:value-type="string">
            <text:p text:style-name="P4"><office:annotation loext:resolved="false"><dc:date>2008-03-17T00:00:00</dc:date><text:p>do row for elem in oooo</text:p></office:annotation><office:annotation loext:resolved="false"><dc:date>2008-03-18T00:00:00</dc:date><text:p>do text if elem.v == 'a'</text:p></office:annotation><text:change-start text:change-id="ct94060822128976"/><text:span text:style-name="T2">elem.v</text:span><text:change-end text:change-id="ct94060822128976"/> </text:p>
            <text:p text:style-name="P4"><office:annotation loext:resolved="false"><dc:date>2008-03-18T00:00:00</dc:date><text:p>do text else</text:p></office:annotation><text:change-start text:change-id="ct94060822134048"/><text:span text:style-name="T2">elem.vv</text:span><text:change-end text:change-id="ct94060822134048"/> </text:p>
          </table:table-cell>
          <table:table-cell table:style-name="Tableau1.B1" office:value-type="string">
            <text:p text:style-name="P4"><office:annotation loext:resolved="false"><dc:date>2008-03-18T00:00:00</dc:date><text:p>do text if elem.v == 'c'</text:p></office:annotation><text:change-start text:change-id="ct94060821913296"/><text:span text:style-name="T2">elem.v</text:span><text:change-end text:change-id="ct94060821913296"/> </text:p>
            <text:p text:style-name="P4"><office:annotation loext:resolved="false"><dc:date>2008-03-18T00:00:00</dc:date><text:p>do text else</text:p></office:annotation><text:change-start text:change-id="ct94060822100224"/><text:span text:style-name="T2">elem.vv</text:span><text:change-end text:change-id="ct94060822100224"/> </text:p>
          </table:table-cell>
        </table:table-row>
      </table:table>
      <text:p text:style-name="P1"/>
      <text:h text:style-name="Heading_20_2" text:outline-level="2">Now an example with named « ifs ».</text:h>
      <text:section text:style-name="Sect1" text:name="IfSection">
        <text:p text:style-name="P1"><office:annotation loext:resolved="false"><dc:date>2008-03-19T00:00:00</dc:date><text:p>sec: do section if True</text:p></office:annotation></text:p>
        <table:table table:name="Tableau2" table:style-name="Tableau2">
          <table:table-column table:style-name="Tableau2.A"/>
          <table:table-column table:style-name="Tableau2.B"/>
          <table:table-row table:style-name="TableLine140050629259504">
            <table:table-cell table:style-name="Tableau2.A1" office:value-type="string">
              <text:p text:style-name="P4"><office:annotation loext:resolved="false"><dc:date>2008-03-19T00:00:00</dc:date><text:p>tab: do table if False</text:p></office:annotation>Not rendered</text:p>
            </table:table-cell>
            <table:table-cell table:style-name="Tableau2.B1" office:value-type="string">
              <text:p text:style-name="P4"><office:annotation loext:resolved="false"><dc:date>2008-03-19T00:00:00</dc:date><text:p>do text if True</text:p></office:annotation>Not rendered</text:p>
              <text:p text:style-name="P4">No<office:annotation loext:resolved="false"><dc:date>2008-03-19T00:00:00</dc:date><text:p>do text else</text:p></office:annotation>t rendered too.</text:p>
            </table:table-cell>
          </table:table-row>
        </table:table>
        <text:p text:style-name="P1"/>
        <text:p text:style-name="P1"><office:annotation loext:resolved="false"><dc:date>2008-03-19T00:00:00</dc:date><text:p>do text else tab</text:p></office:annotation><text:span text:style-name="T3">T.h.i.s </text:span>will be included.</text:p>
      </text:section>
      <text:p text:style-name="P1"/>
      <text:p text:style-name="P1">This text will <office:annotation loext:resolved="false"><dc:date>2008-03-19T00:00:00</dc:date><text:p>do text else sec</text:p></office:annotation>not be rendered.</text:p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style-name="Heading_20_2" text:outline-level="2">The same example with unnamed « ifs ».</text:h>
      <text:section text:style-name="Sect1" text:name="Section1">
        <text:p text:style-name="P1"><office:annotation loext:resolved="false"><dc:date>2008-03-19T00:00:00</dc:date><text:p>do section if True</text:p></office:annotation></text:p>
        <table:table table:name="Tableau3" table:style-name="Tableau3">
          <table:table-column table:style-name="Tableau3.A"/>
          <table:table-column table:style-name="Tableau3.B"/>
          <table:table-row table:style-name="TableLine94060822161968">
            <table:table-cell table:style-name="Tableau3.A1" office:value-type="string">
              <text:p text:style-name="P4"><office:annotation loext:resolved="false"><dc:date>2008-03-19T00:00:00</dc:date><text:p>do table if False</text:p></office:annotation>Not rendered</text:p>
            </table:table-cell>
            <table:table-cell table:style-name="Tableau3.B1" office:value-type="string">
              <text:p text:style-name="P4"><office:annotation loext:resolved="false"><dc:date>2008-03-19T00:00:00</dc:date><text:p>do text if True</text:p></office:annotation>Not rendered</text:p>
              <text:p text:style-name="P4">No<office:annotation loext:resolved="false"><dc:date>2008-03-19T00:00:00</dc:date><text:p>do text else</text:p></office:annotation>t rendered too.</text:p>
            </table:table-cell>
          </table:table-row>
        </table:table>
        <text:p text:style-name="P1"/>
        <text:p text:style-name="P6"><office:annotation loext:resolved="false"><dc:date>2008-03-19T00:00:00</dc:date><text:p>do text else</text:p></office:annotation><text:span text:style-name="T3">T.h.i.s</text:span> will be included.</text:p>
      </text:section>
      <text:p text:style-name="P1"/>
      <text:p text:style-name="P1">This text will <office:annotation loext:resolved="false"><dc:date>2008-03-19T00:00:00</dc:date><text:p>do text else</text:p></office:annotation>not be rendered.</text:p>
      <text:h text:style-name="Heading_20_2" text:outline-level="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style-name="Tableau4.A"/>
        <table:table-row table:style-name="TableLine94060822194128">
          <table:table-cell table:style-name="Tableau4.A1" office:value-type="string">
            <text:p text:style-name="Table_20_Contents"><office:annotation loext:resolved="false"><dc:date>2008-03-19T00:00:00</dc:date><text:p>tab: do table if True</text:p></office:annotation>Hello<office:annotation loext:resolved="false"><dc:date>2008-03-19T00:00:00</dc:date><text:p>do text if False</text:p></office:annotation>, this cell will be empty after rendering.</text:p>
          </table:table-cell>
        </table:table-row>
      </table:table>
      <text:p text:style-name="P5"/>
      <text:p text:style-name="Text_20_body">It will not be re<office:annotation loext:resolved="false"><dc:date>2008-03-19T00:00:00</dc:date><text:p>do text else tab</text:p></office:annotation>ndered because it is linked to the first « if ».</text:p>
      <text:h text:style-name="Heading_20_2" text:outline-level="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style-name="Tableau5.A"/>
        <table:table-row table:style-name="TableLine94060822237616">
          <table:table-cell table:style-name="Tableau5.A1" office:value-type="string">
            <text:p text:style-name="Table_20_Contents"><office:annotation loext:resolved="false"><dc:date>2008-03-19T00:00:00</dc:date><text:p>tab: do table if True</text:p></office:annotation>Hello<office:annotation loext:resolved="false"><dc:date>2008-03-19T00:00:00</dc:date><text:p>do text if False</text:p></office:annotation>, this cell will be empty after rendering.</text:p>
          </table:table-cell>
        </table:table-row>
      </table:table>
      <text:p text:style-name="P5"/>
      <text:p text:style-name="Standard">It will not be re<office:annotation loext:resolved="false"><dc:date>2008-03-19T00:00:00</dc:date><text:p>do text else</text:p></office:annotation>ndered because it is linked to the first « if 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07-04-20T21:43:58</meta:creation-date>
    <dc:date>2021-07-29T12:36:33.333660472</dc:date>
    <dc:language>fr-FR</dc:language>
    <meta:editing-cycles>25</meta:editing-cycles>
    <meta:editing-duration>PT4H7M8S</meta:editing-duration>
    <meta:document-statistic meta:table-count="5" meta:image-count="0" meta:object-count="0" meta:page-count="1" meta:paragraph-count="35" meta:word-count="315" meta:character-count="1557" meta:non-whitespace-character-count="1271"/>
    <meta:user-defined meta:name="Info 1"/>
    <meta:user-defined meta:name="Info 2"/>
    <meta:user-defined meta:name="Info 3"/>
    <meta:user-defined meta:name="Info 4"/>
  </office:meta>
</office:document-meta>
</file>